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373546287892745526"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6631762600577702305"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5600271277713046809" text:style-name="L8">
        <text:list-item>
          <text:p text:style-name="P8">Tool views eg debug, stack trace. </text:p>
          <text:list>
            <text:list-item>
              <text:p text:style-name="P8">These can be arranged anyhow. </text:p>
            </text:list-item>
          </text:list>
        </text:list-item>
        <text:list-item>
          <text:p text:style-name="P8">Documents ie editable files. </text:p>
          <text:list>
            <text:list-item>
              <text:p text:style-name="P8">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Documents cannot be grouped with tools and vica versa. </text:p>
      <text:p text:style-name="Text_20_body">There will be one rectangle in the main view that contains zero or more documents. The remaining area contains one or more tool views. </text:p>
      <text:p text:style-name="Text_20_body">TBD</text:p>
      <text:p text:style-name="Text_20_body">Document tree class? </text:p>
      <text:h text:style-name="Heading_20_2" text:outline-level="2">TH2 Start Up </text:h>
      <text:list xml:id="list1093287704421008675"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598328575389330637"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text:soft-page-break/>Anchorables </text:h>
      <text:list xml:id="list3576148767173831624" text:style-name="L7">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opens the documents that were open when it last closed. </text:p>
      <text:h text:style-name="Heading_20_2" text:outline-level="2">To Do</text:h>
      <text:list xml:id="list2625346778096395720" text:style-name="L3">
        <text:list-item>
          <text:p text:style-name="P4">Store current layout path and filename in registry. </text:p>
        </text:list-item>
        <text:list-item>
          <text:p text:style-name="P4">Dock all floating windows. </text:p>
        </text:list-item>
        <text:list-item>
          <text:p text:style-name="P4">Allow the menu button to be templated. </text:p>
        </text:list-item>
        <text:list-item>
          <text:p text:style-name="P4">Pin and unpin, auto hide. </text:p>
        </text:list-item>
        <text:list-item>
          <text:p text:style-name="P4">Create two classes of view: document and tool. Documents cannot be docked in a tool group and vice versa. Document groups have the tabs at the top. </text:p>
        </text:list-item>
        <text:list-item>
          <text:p text:style-name="P4"/>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4-21T11:29:36.32</dc:date>
    <dc:creator>Leif Goodwin</dc:creator>
    <meta:editing-duration>P3DT22H25M6S</meta:editing-duration>
    <meta:editing-cycles>57</meta:editing-cycles>
    <meta:generator>OpenOffice/4.1.7$Win32 OpenOffice.org_project/417m1$Build-9800</meta:generator>
    <meta:document-statistic meta:table-count="0" meta:image-count="0" meta:object-count="0" meta:page-count="3" meta:paragraph-count="82" meta:word-count="799" meta:character-count="5090"/>
  </office:meta>
</office:document-meta>
</file>